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3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4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5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6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7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8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9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9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9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9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9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  <style:style style:name="P9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12529" style:letter-kerning="false" fo:font-size="10.5pt" style:font-size-asian="10.5pt" style:font-size-complex="10.5pt" style:language-asian="es" style:country-asian="ES"/>
    </style:style>
  </office:automatic-styles>
  <office:body>
    <office:text text:use-soft-page-breaks="true">
      <text:p text:style-name="P1">Calculadora</text:p>
      <text:p text:style-name="P2">&lt;!DOCTYPE html&gt;</text:p>
      <text:p text:style-name="P3">&lt;html&gt;</text:p>
      <text:p text:style-name="P4">&lt;head lang="en"&gt;</text:p>
      <text:p text:style-name="P5"><text:s text:c="4"/>&lt;meta charset="UTF-8"&gt;</text:p>
      <text:p text:style-name="P6"><text:s text:c="4"/>&lt;title&gt;CALCULADORA&lt;/title&gt;</text:p>
      <text:p text:style-name="P7"><text:s text:c="4"/>&lt;style type="text/css"&gt;</text:p>
      <text:p text:style-name="P8"><text:s text:c="4"/><text:tab/>#calculadora {background: gray; border: 0;}</text:p>
      <text:p text:style-name="P9"><text:s text:c="4"/><text:tab/>#calculadora td {padding: 4px;}</text:p>
      <text:p text:style-name="P10"><text:s text:c="4"/><text:tab/>.cajita_valor {background-color: #acff38; color: #467702; border: 1px solid #454545; width: 130px; height: 26px; font-family: Arial, Helvetica; font-size: 20px; line-height: 26<text:tab/>px; text-align: right; }</text:p>
      <text:p text:style-name="P11"><text:s text:c="4"/><text:tab/>.boton {width: 24px; border: 1px solid #000; font-family: Arial; font-size: 12px; cursor: hand; background-color: #fff;}</text:p>
      <text:p text:style-name="P12"><text:s text:c="4"/><text:tab/>.boton_largo { width: 62px; border: 1px solid #000; <text:s/>font-family: Arial; font-size: 12px; cursor: hand; background-color: #fff;}</text:p>
      <text:p text:style-name="P13"><text:s text:c="4"/><text:tab/>.funcion {font-weight: bold; color: #b00;}</text:p>
      <text:p text:style-name="P14"><text:s text:c="4"/>&lt;/style&gt;</text:p>
      <text:p text:style-name="P15"><text:s text:c="4"/>&lt;script&gt;</text:p>
      <text:p text:style-name="P16"><text:s text:c="12"/>//Declaracion de variables</text:p>
      <text:p text:style-name="P17"><text:tab/><text:s text:c="8"/>var num1 = 0;</text:p>
      <text:p text:style-name="P18"><text:tab/><text:s text:c="8"/>var num2 = 0;</text:p>
      <text:p text:style-name="P19"><text:tab/><text:s text:c="8"/>var opera;</text:p>
      <text:p text:style-name="P20"/>
      <text:p text:style-name="P21"><text:s text:c="8"/>//Función que coloca el número presionado</text:p>
      <text:p text:style-name="P22"><text:s text:c="8"/>function darNumero(numero){</text:p>
      <text:p text:style-name="P23"><text:s text:c="12"/>if(num1==0 &amp;&amp; num1 !== '0.'){</text:p>
      <text:p text:style-name="P24"><text:s text:c="16"/>num1 = numero;</text:p>
      <text:p text:style-name="P25"><text:s text:c="12"/>}else{</text:p>
      <text:p text:style-name="P26"><text:s text:c="16"/>num1 += numero;</text:p>
      <text:p text:style-name="P27"><text:s text:c="12"/>}</text:p>
      <text:p text:style-name="P28"><text:s text:c="12"/>refrescar();</text:p>
      <text:p text:style-name="P29"><text:s text:c="8"/>}</text:p>
      <text:p text:style-name="P30"/>
      <text:p text:style-name="P31"><text:s text:c="8"/>//Función que coloca la coma al presionar dicho botón</text:p>
      <text:p text:style-name="P32"><text:s text:c="8"/>function darComa(){</text:p>
      <text:p text:style-name="P33"><text:s text:c="12"/>if(num1 == 0) {</text:p>
      <text:p text:style-name="P34"><text:s text:c="16"/>num1 = '0.';</text:p>
      <text:p text:style-name="P35"><text:s text:c="12"/>} else if(num1.indexOf('.') == -1) {</text:p>
      <text:p text:style-name="P36"><text:s text:c="16"/>num1 += '.';</text:p>
      <text:p text:style-name="P37"><text:s text:c="12"/>}</text:p>
      <text:p text:style-name="P38"><text:s text:c="12"/>refrescar();</text:p>
      <text:p text:style-name="P39"><text:s text:c="8"/>}</text:p>
      <text:p text:style-name="P40"/>
      <text:p text:style-name="P41"><text:s text:c="8"/>//Función que coloca la C al presionar dicho botón</text:p>
      <text:p text:style-name="P42"><text:s text:c="8"/>function darC(){</text:p>
      <text:p text:style-name="P43"><text:s text:c="12"/>num1 = 0;</text:p>
      <text:p text:style-name="P44"><text:s text:c="12"/>num2 = 0;</text:p>
      <text:p text:style-name="P45"><text:s text:c="12"/>refrescar();</text:p>
      <text:p text:style-name="P46"><text:s text:c="8"/>}</text:p>
      <text:p text:style-name="P47"/>
      <text:p text:style-name="P48"/>
      <text:p text:style-name="P49"><text:s text:c="8"/>//Esta función realiza las distintas operaciones aritméticas en función del botón pulsado</text:p>
      <text:p text:style-name="P50"><text:s text:c="8"/>function operar(valor){</text:p>
      <text:p text:style-name="P51"><text:s text:c="12"/>if (num1 == 0){</text:p>
      <text:soft-page-break/>
      <text:p text:style-name="P52"><text:s text:c="16"/>num1 = parseFloat(document.getElementById("valor_numero").value);</text:p>
      <text:p text:style-name="P53"><text:s text:c="12"/>}</text:p>
      <text:p text:style-name="P54"><text:s text:c="12"/>num2 = parseFloat(num1);</text:p>
      <text:p text:style-name="P55"><text:s text:c="12"/>num1= 0;</text:p>
      <text:p text:style-name="P56"><text:s text:c="12"/>opera = valor;</text:p>
      <text:p text:style-name="P57"><text:s text:c="8"/>}</text:p>
      <text:p text:style-name="P58"/>
      <text:p text:style-name="P59"><text:s text:c="8"/>//Función para pulsar igual</text:p>
      <text:p text:style-name="P60"><text:s text:c="12"/>/*</text:p>
      <text:p text:style-name="P61"><text:s text:c="8"/><text:tab/>suma = 1</text:p>
      <text:p text:style-name="P62"><text:s text:c="8"/><text:tab/>resta = 2</text:p>
      <text:p text:style-name="P63"><text:s text:c="8"/><text:tab/>multiplicacion = 3</text:p>
      <text:p text:style-name="P64"><text:s text:c="8"/><text:tab/>division = 4</text:p>
      <text:p text:style-name="P65"><text:s text:c="8"/><text:tab/>potencia = 5</text:p>
      <text:p text:style-name="P66"><text:s text:c="8"/>*/</text:p>
      <text:p text:style-name="P67"/>
      <text:p text:style-name="P68"><text:s text:c="8"/>function esIgual(){</text:p>
      <text:p text:style-name="P69"><text:s text:c="12"/>num1 = parseFloat(num1);</text:p>
      <text:p text:style-name="P70"><text:s text:c="12"/>switch (opera){</text:p>
      <text:p text:style-name="P71"><text:s text:c="16"/>case 1:</text:p>
      <text:p text:style-name="P72"><text:s text:c="20"/>num1 += num2;</text:p>
      <text:p text:style-name="P73"><text:s text:c="16"/>break;</text:p>
      <text:p text:style-name="P74"><text:s text:c="16"/>case 2:</text:p>
      <text:p text:style-name="P75"><text:s text:c="20"/>num1 = num2 - num1;</text:p>
      <text:p text:style-name="P76"><text:s text:c="16"/>break;</text:p>
      <text:p text:style-name="P77"><text:s text:c="16"/>case 3:</text:p>
      <text:p text:style-name="P78"><text:s text:c="20"/>num1 *= num2;</text:p>
      <text:p text:style-name="P79"><text:s text:c="16"/>break;</text:p>
      <text:p text:style-name="P80"><text:s text:c="16"/>case 4:</text:p>
      <text:p text:style-name="P81"><text:s text:c="20"/>num1 = num2 / num1;</text:p>
      <text:p text:style-name="P82"><text:s text:c="16"/>break;</text:p>
      <text:p text:style-name="P83"><text:s text:c="16"/>case 5:</text:p>
      <text:p text:style-name="P84"><text:s text:c="20"/>num1 = Math.pow(num2, num1);</text:p>
      <text:p text:style-name="P85"><text:s text:c="16"/>break;</text:p>
      <text:p text:style-name="P86"><text:s text:c="12"/>}</text:p>
      <text:p text:style-name="P87"><text:s text:c="12"/>refrescar();</text:p>
      <text:p text:style-name="P88"><text:s text:c="12"/>num2 = parseFloat(num1);</text:p>
      <text:p text:style-name="P89"><text:s text:c="12"/>num1 = 0;</text:p>
      <text:p text:style-name="P90"><text:s text:c="8"/>}</text:p>
      <text:p text:style-name="P91"/>
      <text:p text:style-name="P92"><text:s text:c="8"/>function refrescar(){</text:p>
      <text:p text:style-name="P93"><text:s text:c="12"/>document.getElementById("valor_numero").value = num1;</text:p>
      <text:p text:style-name="P94"><text:s text:c="8"/>}</text:p>
      <text:p text:style-name="P95"><text:s text:c="4"/>&lt;/script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MARÍA DELGADO PEÑA</meta:initial-creator>
    <dc:creator>ANA MARÍA DELGADO PEÑA</dc:creator>
    <meta:creation-date>2023-11-22T23:15:00Z</meta:creation-date>
    <dc:date>2023-11-22T23:16:00Z</dc:date>
    <meta:template xlink:href="Normal.dotm" xlink:type="simple"/>
    <meta:editing-cycles>1</meta:editing-cycles>
    <meta:editing-duration>PT60S</meta:editing-duration>
    <meta:document-statistic meta:page-count="2" meta:paragraph-count="5" meta:word-count="438" meta:character-count="2843" meta:row-count="20" meta:non-whitespace-character-count="2410"/>
  </office:meta>
</office:document-meta>
</file>